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700000071BF4952608573B112.png" manifest:media-type="image/png"/>
  <manifest:file-entry manifest:full-path="Pictures/10000000000002F20000007FCDC6605A52B19D7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Arial1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Standard">
      <style:text-properties fo:font-size="8pt" officeooo:rsid="001af279" officeooo:paragraph-rsid="00226123" style:font-size-asian="8pt" style:font-size-complex="8pt"/>
    </style:style>
    <style:style style:name="P2" style:family="paragraph" style:parent-style-name="Standard">
      <style:paragraph-properties fo:text-align="justify" style:justify-single-word="false" style:snap-to-layout-grid="false"/>
    </style:style>
    <style:style style:name="P3" style:family="paragraph" style:parent-style-name="Standard">
      <style:paragraph-properties fo:text-align="justify" style:justify-single-word="false" style:snap-to-layout-grid="false"/>
      <style:text-properties officeooo:paragraph-rsid="00100393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228cba" officeooo:paragraph-rsid="00228cb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af279" officeooo:paragraph-rsid="002f035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2f0352" officeooo:paragraph-rsid="002f0352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rsid="001af279" officeooo:paragraph-rsid="00226123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fo:font-weight="normal" officeooo:rsid="002ba121" officeooo:paragraph-rsid="002ba12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1" officeooo:rsid="001af279" officeooo:paragraph-rsid="00226123"/>
    </style:style>
    <style:style style:name="P10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bold" officeooo:rsid="0012d790" officeooo:paragraph-rsid="0012d790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17e3d" officeooo:paragraph-rsid="0012d790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style:font-size-asian="8pt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8pt" officeooo:rsid="002ba121" officeooo:paragraph-rsid="002ba121" style:font-size-asian="8pt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Monospace" fo:font-size="8pt" fo:font-weight="bold" style:font-size-asian="8pt" style:font-weight-asian="bold" style:font-size-complex="8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fo:font-style="italic" fo:font-weight="bold" officeooo:rsid="002542a2" officeooo:paragraph-rsid="001b1a4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Footnote">
      <style:paragraph-properties fo:padding="0cm" fo:border="none" style:snap-to-layout-grid="false"/>
    </style:style>
    <style:style style:name="P19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20" style:family="paragraph" style:parent-style-name="Footnote">
      <style:paragraph-properties fo:text-align="end" style:justify-single-word="false" fo:padding="0cm" fo:border="none" style:snap-to-layout-grid="false"/>
    </style:style>
    <style:style style:name="P2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rsid="002990c1" style:font-size-asian="10pt" style:font-weight-asian="bold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ca" fo:country="ES" style:font-size-asian="8pt" style:font-size-complex="8pt"/>
    </style:style>
    <style:style style:name="T3" style:family="text">
      <style:text-properties officeooo:rsid="002990c1"/>
    </style:style>
    <style:style style:name="T4" style:family="text"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style:font-name="Arial" fo:font-size="10pt" style:text-underline-style="none" fo:font-weight="bold" officeooo:rsid="00100393" style:font-size-asian="10pt" style:font-weight-asian="bold" style:font-name-complex="Arial" style:font-size-complex="10pt" style:font-weight-complex="bold"/>
    </style:style>
    <style:style style:name="T7" style:family="text">
      <style:text-properties fo:color="#000000" style:font-name="Monospace"/>
    </style:style>
    <style:style style:name="T8" style:family="text">
      <style:text-properties style:text-position="super 58%"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officeooo:rsid="0018da45" style:font-size-asian="12pt" style:font-size-complex="12pt"/>
    </style:style>
    <style:style style:name="T11" style:family="text">
      <style:text-properties style:font-name="arial" fo:font-size="12pt" officeooo:rsid="00294c56" style:font-size-asian="12pt" style:font-size-complex="12pt"/>
    </style:style>
    <style:style style:name="T12" style:family="text">
      <style:text-properties style:font-name="arial" fo:font-size="12pt" officeooo:rsid="002f9c7a" style:font-size-asian="12pt" style:font-size-complex="12pt"/>
    </style:style>
    <style:style style:name="T13" style:family="text">
      <style:text-properties fo:font-style="italic" officeooo:rsid="002a735b" style:font-style-asian="italic" style:font-style-complex="italic"/>
    </style:style>
    <style:style style:name="T14" style:family="text">
      <style:text-properties fo:font-style="italic" officeooo:rsid="002f9c7a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28cba" style:font-style-asian="italic" style:font-weight-asian="bold" style:font-style-complex="italic" style:font-weight-complex="bold"/>
    </style:style>
    <style:style style:name="T17" style:family="text">
      <style:text-properties fo:font-style="normal" fo:font-weight="bold" officeooo:rsid="001b9ae7" style:font-style-asian="normal" style:font-weight-asian="bold" style:font-style-complex="normal" style:font-weight-complex="bold"/>
    </style:style>
    <style:style style:name="T18" style:family="text">
      <style:text-properties fo:color="#7f0055" style:font-name="Monospace" fo:font-weight="bold" style:font-weight-asian="bold"/>
    </style:style>
    <style:style style:name="T19" style:family="text">
      <style:text-properties fo:color="#0000c0" style:font-name="Monospace"/>
    </style:style>
    <style:style style:name="T20" style:family="text">
      <style:text-properties officeooo:rsid="002a735b"/>
    </style:style>
    <style:style style:name="T21" style:family="text">
      <style:text-properties officeooo:rsid="002e2de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e2def" style:font-weight-asian="bold" style:font-weight-complex="bold"/>
    </style:style>
    <style:style style:name="T24" style:family="text">
      <style:text-properties fo:font-weight="bold" officeooo:rsid="002f0352" style:font-weight-asian="bold" style:font-weight-complex="bold"/>
    </style:style>
    <style:style style:name="T25" style:family="text">
      <style:text-properties officeooo:rsid="002f0352"/>
    </style:style>
    <style:style style:name="T26" style:family="text">
      <style:text-properties officeooo:rsid="002f21a5"/>
    </style:style>
    <style:style style:name="T27" style:family="text">
      <style:text-properties officeooo:rsid="002f9c7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2"><text:span text:style-name="T4">Mòdul </text:span><text:span text:style-name="T6">6 – Accés a dades</text:span></text:p>
          </table:table-cell>
        </table:table-row>
        <table:table-row table:style-name="Taula1.2">
          <table:table-cell table:style-name="Taula1.A2" office:value-type="string">
            <text:p text:style-name="P3"><text:span text:style-name="T5">2</text:span><text:span text:style-name="T8">n <text:s text:c="2"/></text:span><text:span text:style-name="T4">CFGS Desenvolupament d'Aplicacions Multiplataforma</text:span></text:p>
          </table:table-cell>
        </table:table-row>
      </table:table>
      <text:p text:style-name="Standard"/>
      <text:p text:style-name="P11">UF1 – Persistència en fitxers</text:p>
      <text:p text:style-name="P12"/>
      <text:p text:style-name="P12"><text:span text:style-name="T9">Pt</text:span><text:span text:style-name="T10">2</text:span><text:span text:style-name="T11">a</text:span><text:span text:style-name="T9"> – Accés a fitxers </text:span><text:span text:style-name="T10">XML. </text:span><text:span text:style-name="T12">Parsing</text:span></text:p>
      <text:p text:style-name="P7"/>
      <text:p text:style-name="P9"><text:span text:style-name="T24">1</text:span><text:span text:style-name="T23">) </text:span><text:span text:style-name="T22">Utilitzant les classes </text:span><text:span text:style-name="T15">Title</text:span><text:span text:style-name="T22"> i </text:span><text:span text:style-name="T15">Book </text:span><text:span text:style-name="T17">següents:</text:span></text:p>
      <text:p text:style-name="P7"/>
      <text:p text:style-name="P13"><text:bookmark-start text:name="__DdeLink__3657_2312097450"/><text:bookmark-start text:name="__DdeLink__3655_2312097450"/><text:span text:style-name="T18">public</text:span><text:span text:style-name="T7"> </text:span><text:span text:style-name="T18">class</text:span><text:span text:style-name="T7"> Title {</text:span></text:p>
      <text:p text:style-name="P13"><text:span text:style-name="T7"><text:tab/>String </text:span><text:span text:style-name="T19">lang</text:span><text:span text:style-name="T7">;</text:span></text:p>
      <text:p text:style-name="P13"><text:span text:style-name="T7"><text:tab/>String </text:span><text:span text:style-name="T19">title</text:span><text:span text:style-name="T7">;</text:span></text:p>
      <text:p text:style-name="P15">}</text:p>
      <text:p text:style-name="P16"><text:bookmark-end text:name="__DdeLink__3657_2312097450"/><text:bookmark-end text:name="__DdeLink__3655_2312097450"/></text:p>
      <text:p text:style-name="P13"><text:bookmark-start text:name="__DdeLink__3659_2312097450"/><text:span text:style-name="T18">public</text:span><text:span text:style-name="T7"> </text:span><text:span text:style-name="T18">class</text:span><text:span text:style-name="T7"> Book {</text:span></text:p>
      <text:p text:style-name="P13"><text:span text:style-name="T7"><text:tab/>String </text:span><text:span text:style-name="T19">category</text:span><text:span text:style-name="T7">;</text:span></text:p>
      <text:p text:style-name="P13"><text:span text:style-name="T7"><text:tab/>Title </text:span><text:span text:style-name="T19">title</text:span><text:span text:style-name="T7">;</text:span></text:p>
      <text:p text:style-name="P13"><text:span text:style-name="T7"><text:tab/>String </text:span><text:span text:style-name="T19">author</text:span><text:span text:style-name="T7">;</text:span></text:p>
      <text:p text:style-name="P13"><text:span text:style-name="T7"><text:tab/></text:span><text:span text:style-name="T18">int</text:span><text:span text:style-name="T7"> </text:span><text:span text:style-name="T19">year</text:span><text:span text:style-name="T7">;</text:span></text:p>
      <text:p text:style-name="P13"><text:span text:style-name="T7"><text:tab/></text:span><text:span text:style-name="T18">float</text:span><text:span text:style-name="T7"> </text:span><text:span text:style-name="T19">price</text:span><text:span text:style-name="T7">;</text:span><text:bookmark-end text:name="__DdeLink__3659_2312097450"/></text:p>
      <text:p text:style-name="P15">}</text:p>
      <text:p text:style-name="P14"/>
      <text:p text:style-name="P14"/>
      <text:p text:style-name="P8"><text:span text:style-name="T21">a</text:span>) genera en cada cas els corresponents getters i setters, constructors buit i total i <text:s/>mètodes toString() </text:p>
      <text:p text:style-name="P1"/>
      <text:p text:style-name="P5"><text:span text:style-name="T21">b) </text:span>fes <text:span text:style-name="T26">tres</text:span> program<text:span text:style-name="T25">es</text:span> que faci<text:span text:style-name="T25">n</text:span> <text:span text:style-name="T20">la </text:span><text:span text:style-name="T13">desserialització</text:span> del fitxer <text:span text:style-name="T16">book1</text:span><text:span text:style-name="T15">.xml</text:span> a les classes esmentades (llegeixi del fitxer i creï els objectes necessaris d'aquestes classes). </text:p>
      <text:p text:style-name="P6"><text:span text:style-name="T27">Utilitzant mètodes de </text:span><text:span text:style-name="T14">parsing</text:span><text:span text:style-name="T27">: </text:span>Un <text:span text:style-name="T27">programa </text:span>usant <text:span text:style-name="T26">DOM, un altre usant </text:span>SAX <text:span text:style-name="T26">i un tercer utilitzant StAX.</text:span></text:p>
      <text:p text:style-name="P5"/>
      <text:p text:style-name="P4">Per a verificació, <text:span text:style-name="T26">en cada cas </text:span>mostra els valors dels objectes recuperats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Arial1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95cm" table:align="left" style:writing-mode="lr-tb"/>
    </style:style>
    <style:style style:name="Table1.A" style:family="table-column">
      <style:table-column-properties style:column-width="9.811cm"/>
    </style:style>
    <style:style style:name="Table1.B" style:family="table-column">
      <style:table-column-properties style:column-width="7.184cm"/>
    </style:style>
    <style:style style:name="Table1.1" style:family="table-row">
      <style:table-row-properties style:min-row-height="1.505cm" fo:keep-together="auto"/>
    </style:style>
    <style:style style:name="Table1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2990c1"/>
    </style:style>
    <style:style style:name="MT3" style:family="text">
      <style:text-properties fo:font-size="8pt" fo:language="ca" fo:country="ES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812cm" fo:margin-bottom="0.56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739cm" fo:margin-bottom="0.499cm"/>
      </style:header-style>
      <style:footer-style>
        <style:header-footer-properties svg:height="1.736cm" fo:margin-left="0cm" fo:margin-right="0cm" fo:margin-top="0.499cm"/>
      </style:footer-style>
    </style:page-layout>
    <number:date-style style:name="N34">
      <number:month number:style="long" number:textual="true"/>
    </number:date-style>
    <number:date-style style:name="N104"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0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1"><draw:image xlink:href="Pictures/10000201000001B700000071BF4952608573B112.png" xlink:type="simple" xlink:show="embed" xlink:actuate="onLoad" loext:mime-type="image/png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Nom arxiu: </text:span><text:span text:style-name="MT1"><text:file-name text:display="name-and-extension">ED2DAM_ACT_2122_M6_UF1_Pt2a.odt</text:file-name></text:span></text:p>
              <text:p text:style-name="MP2">Elaborat: <text:s/><text:span text:style-name="MT2">Miquel Altayó</text:span></text:p>
              <text:p text:style-name="MP2"/>
            </table:table-cell>
            <table:table-cell table:style-name="Table1.A1" office:value-type="string">
              <text:p text:style-name="MP3"><text:span text:style-name="MT1">Data: </text:span><text:span text:style-name="MT3"><text:date style:data-style-name="N34" text:date-value="2022-01-31T17:00:56.465936894">gener</text:date></text:span><text:span text:style-name="MT1"><text:s/></text:span><text:span text:style-name="MT1"><text:date style:data-style-name="N104" text:date-value="2022-01-31T17:00:56.466158176">2022</text:date></text:span></text:p>
              <text:p text:style-name="MP4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9:19:55.23</meta:creation-date>
    <dc:date>2022-01-31T17:00:56.373508938</dc:date>
    <meta:editing-duration>PT11H44M34S</meta:editing-duration>
    <meta:editing-cycles>55</meta:editing-cycles>
    <meta:generator>LibreOffice/6.0.7.3$Linux_X86_64 LibreOffice_project/00m0$Build-3</meta:generator>
    <meta:document-statistic meta:table-count="2" meta:image-count="2" meta:object-count="0" meta:page-count="1" meta:paragraph-count="25" meta:word-count="144" meta:character-count="925" meta:non-whitespace-character-count="790"/>
  </office:meta>
</office:document-meta>
</file>